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nglisch 8.6-14.6</text:h>
      <text:h text:style-name="Heading_20_2" text:outline-level="2">17b)</text:h>
      <text:p text:style-name="Text_20_body">In my local community I´m at my school in the „school club“. There I sell sweets and play with others games. I work there because its fun and you meet nice people.</text:p>
      <text:p text:style-name="Text_20_body"/>
      <text:h text:style-name="Heading_20_2" text:outline-level="2">14a)</text:h>
      <text:p text:style-name="Standard">I came waiting to see...</text:p>
      <text:p text:style-name="Standard">I noticed four children walking...</text:p>
      <text:p text:style-name="Standard">They arrived feeling exhausted...</text:p>
      <text:h text:style-name="Heading_20_2" text:outline-level="2">14b)</text:h>
      <text:p text:style-name="Standard">Discribe the hole action → infinitive</text:p>
      <text:p text:style-name="Standard">Discribe a part of the action → present participle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par Kroll</meta:initial-creator>
    <meta:creation-date>2020-06-08T10:42:19.98</meta:creation-date>
    <meta:document-statistic meta:table-count="0" meta:image-count="0" meta:object-count="0" meta:page-count="1" meta:paragraph-count="11" meta:word-count="66" meta:character-count="371"/>
    <dc:date>2020-06-08T10:59:30.40</dc:date>
    <dc:creator>Caspar Kroll</dc:creator>
    <meta:editing-duration>PT1M30S</meta:editing-duration>
    <meta:editing-cycles>1</meta:editing-cycles>
    <meta:generator>OpenOffice/4.1.7$Win32 OpenOffice.org_project/417m1$Build-9800</meta:generator>
  </office:meta>
</office:document-meta>
</file>